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6473" officeooo:paragraph-rsid="00166473"/>
    </style:style>
    <style:style style:name="P2" style:family="paragraph" style:parent-style-name="Standard">
      <style:text-properties officeooo:rsid="00199ff1" officeooo:paragraph-rsid="00199ff1"/>
    </style:style>
    <style:style style:name="P3" style:family="paragraph" style:parent-style-name="Standard">
      <style:text-properties officeooo:paragraph-rsid="00199ff1"/>
    </style:style>
    <style:style style:name="P4" style:family="paragraph" style:parent-style-name="Standard">
      <style:text-properties officeooo:rsid="0019deb4" officeooo:paragraph-rsid="0019deb4"/>
    </style:style>
    <style:style style:name="P5" style:family="paragraph" style:parent-style-name="Standard">
      <style:text-properties officeooo:rsid="00199ff1" officeooo:paragraph-rsid="00199ff1"/>
    </style:style>
    <style:style style:name="P6" style:family="paragraph" style:parent-style-name="Standard">
      <style:text-properties officeooo:rsid="00166473" officeooo:paragraph-rsid="00166473"/>
    </style:style>
    <style:style style:name="P7" style:family="paragraph" style:parent-style-name="Standard">
      <style:text-properties officeooo:rsid="00166473" officeooo:paragraph-rsid="0022a1ab"/>
    </style:style>
    <style:style style:name="P8" style:family="paragraph" style:parent-style-name="Standard">
      <style:text-properties officeooo:rsid="0022a1ab" officeooo:paragraph-rsid="0022a1ab"/>
    </style:style>
    <style:style style:name="T1" style:family="text">
      <style:text-properties officeooo:rsid="0017607c"/>
    </style:style>
    <style:style style:name="T2" style:family="text">
      <style:text-properties officeooo:rsid="00199ff1"/>
    </style:style>
    <style:style style:name="T3" style:family="text">
      <style:text-properties officeooo:rsid="0019deb4"/>
    </style:style>
    <style:style style:name="T4" style:family="text">
      <style:text-properties officeooo:rsid="001bab09"/>
    </style:style>
    <style:style style:name="T5" style:family="text">
      <style:text-properties officeooo:rsid="001c20fe"/>
    </style:style>
    <style:style style:name="T6" style:family="text">
      <style:text-properties officeooo:rsid="001f81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: </text:p>
      <text:p text:style-name="P3"/>
      <text:p text:style-name="P3">Localizar los cajeros <text:span text:style-name="T2">automáticos</text:span> que me permiten sacar dinero con la menor comisión posible.</text:p>
      <text:p text:style-name="P2">A más: <text:span text:style-name="T4">divisas</text:span></text:p>
      <text:p text:style-name="P1"/>
      <text:p text:style-name="P1">¿Que he hecho?</text:p>
      <text:p text:style-name="P1">- He creado un nuevo entorno y descargado <text:span text:style-name="T1">librerías</text:span></text:p>
      <text:p text:style-name="P1">- Nueva carpeta y estructura del proyecto</text:p>
      <text:p text:style-name="P1">- <text:span text:style-name="T5">Registrarme en Google Maps Plataform y habilitar API</text:span></text:p>
      <text:p text:style-name="P1"/>
      <text:p text:style-name="P1">Pasos proyecto</text:p>
      <text:p text:style-name="P1"/>
      <text:p text:style-name="P1">1) Conexión a API Google – buscar cajeros – 10 resultados más cerca en un radio??</text:p>
      <text:p text:style-name="P1"><text:tab/>https://developers.google.com/places/web-service/search#PlaceSearchResponses</text:p>
      <text:p text:style-name="P1"/>
      <text:p text:style-name="P1">2) Crear dataset de comisiones <text:span text:style-name="T3">o código?? Entidad Origen, Entidad Destino, Comisión Nacional</text:span></text:p>
      <text:p text:style-name="P1"><text:tab/><text:span text:style-name="T3">BBVA – Santander <text:tab/>3€</text:span></text:p>
      <text:p text:style-name="P1"><text:tab/><text:span text:style-name="T3">Santander – BBVA <text:tab/>2,8€</text:span></text:p>
      <text:p text:style-name="P1"><text:tab/><text:span text:style-name="T3">BBVA – Bankia <text:tab/>2,6€</text:span></text:p>
      <text:p text:style-name="P1"><text:a xlink:type="simple" xlink:href="https://www.iahorro.com/ahorro/noticias/ing_bankinter_ibercaja_kutxabank_y_abanca_las_entidades_con_los_cajeros_mas_baratos.html" text:style-name="Internet_20_link" text:visited-style-name="Visited_20_Internet_20_Link">https://www.iahorro.com/ahorro/noticias/ing_bankinter_ibercaja_kutxabank_y_abanca_las_entidades_con_los_cajeros_mas_baratos.html</text:a></text:p>
      <text:p text:style-name="P1"/>
      <text:p text:style-name="P1"/>
      <text:p text:style-name="P1"/>
      <text:p text:style-name="P1"/>
      <text:p text:style-name="P7"><text:span text:style-name="T3">BBVA – Santander <text:tab/>3€</text:span></text:p>
      <text:p text:style-name="P8">BBVA – BANKIA <text:tab/>2€</text:p>
      <text:p text:style-name="P8">,,,,</text:p>
      <text:p text:style-name="P7"/>
      <text:p text:style-name="P1"><text:span text:style-name="T4">3) Mostrar en mapa</text:span></text:p>
      <text:p text:style-name="P1"><text:tab/></text:p>
      <text:p text:style-name="P1"><text:tab/></text:p>
      <text:p text:style-name="P1"/>
      <text:p text:style-name="P4">Problemas:</text:p>
      <text:p text:style-name="P4"/>
      <text:p text:style-name="P1"><text:span text:style-name="T3">1</text:span>) ¿Cómo realizar la localización actual?</text:p>
      <text:p text:style-name="P1"/>
      <text:p text:style-name="P1"><text:span text:style-name="T3">2</text:span>) <text:span text:style-name="T3">API Google – Facturación </text:span>¿?</text:p>
      <text:p text:style-name="P1"/>
      <text:p text:style-name="P1"/>
      <text:p text:style-name="P1">Mínimo producto viable:</text:p>
      <text:p text:style-name="P1">- <text:span text:style-name="T4">Mostrar el más cerca y el que tenga menor comisión</text:span></text:p>
      <text:p text:style-name="P1">- <text:span text:style-name="T6">Mostrar comisión como etiqueta.</text:span></text:p>
      <text:p text:style-name="P1">- <text:span text:style-name="T6">Input: latitud y longitud (dirección – Matadero Madrid), y entidad banca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38:43.668423662</meta:creation-date>
    <dc:date>2020-03-21T09:16:23.274797588</dc:date>
    <meta:editing-duration>P1DT12H18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39" meta:character-count="1061" meta:non-whitespace-character-count="927"/>
  </office:meta>
</office:document-meta>
</file>